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afe84" officeooo:paragraph-rsid="000afe84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afe84" officeooo:paragraph-rsid="000afe84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afe84" officeooo:paragraph-rsid="000b1244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afe84" officeooo:paragraph-rsid="000c53e1" style:font-size-asian="10.5pt" style:font-size-complex="12pt"/>
    </style:style>
    <style:style style:name="T1" style:family="text">
      <style:text-properties officeooo:rsid="000b1244"/>
    </style:style>
    <style:style style:name="T2" style:family="text">
      <style:text-properties officeooo:rsid="000c53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 запуску.</text:p>
      <text:p text:style-name="P2">1. Перейти в папку, где содержатся все файлы.</text:p>
      <text:p text:style-name="P2">2. Собрать программу с помощью make.</text:p>
      <text:p text:style-name="P2">3. Изображения должны находиться в папке со всеми файлами.</text:p>
      <text:p text:style-name="P2">4. Функционал:</text:p>
      <text:p text:style-name="P2"><text:span text:style-name="T1"><text:s text:c="4"/></text:span>-h or --Help - <text:span text:style-name="T1">вызов справки (помощи)</text:span></text:p>
      <text:p text:style-name="P2"><text:s text:c="4"/>--InputFile - <text:span text:style-name="T1">имя входного файла</text:span></text:p>
      <text:p text:style-name="P2"><text:s text:c="4"/>--OutputFile - <text:span text:style-name="T1">имя выходного файла</text:span></text:p>
      <text:p text:style-name="P2"><text:s text:c="4"/>-i or --Information - <text:span text:style-name="T1">информация о файле</text:span></text:p>
      <text:p text:style-name="P2"><text:s text:c="4"/>-s or --Square - <text:span text:style-name="T1">функция рисования квадрата</text:span></text:p>
      <text:p text:style-name="P2"><text:s text:c="4"/>-f or --Filter - <text:span text:style-name="T1">функция фильтр (меняет компоненту)</text:span></text:p>
      <text:p text:style-name="P2"><text:s text:c="4"/>-t or --Turn_Image <text:span text:style-name="T1">- функция поворота изображения</text:span></text:p>
      <text:p text:style-name="P2"><text:s text:c="4"/>-c or --Circle - <text:span text:style-name="T1">функция рисования окружности</text:span></text:p>
      <text:p text:style-name="P2"><text:s text:c="2"/>--X_UpLeft - <text:span text:style-name="T1">координата х верхнего левого угла (нужна для рисования квадрата или окружности, а также для поворота изображения)</text:span></text:p>
      <text:p text:style-name="P3"><text:s text:c="2"/>--Y_UpLeft - <text:span text:style-name="T1">координата y верхнего левого угла (нужна для рисования квадрата или окружности, а также для поворота изображения)</text:span></text:p>
      <text:p text:style-name="P3"><text:s text:c="2"/>--X_DownRight - <text:span text:style-name="T1">координата х правого нижнего угла (нужна для рисования окружности, а также для поворота изображения)</text:span></text:p>
      <text:p text:style-name="P3"><text:s text:c="3"/>--Y_DownRight - <text:span text:style-name="T1">координата y правого нижнего угла (нужна для рисования окружности, а также для поворота изображения)</text:span></text:p>
      <text:p text:style-name="P2"><text:s text:c="4"/>--Length - <text:span text:style-name="T1">длина стороны квадрата</text:span></text:p>
      <text:p text:style-name="P2"><text:s text:c="4"/>--Width - <text:span text:style-name="T1">ширина квадрата или окружности</text:span></text:p>
      <text:p text:style-name="P2"><text:s text:c="4"/>-r or --Red - <text:span text:style-name="T1">красная компонента линии</text:span></text:p>
      <text:p text:style-name="P2"><text:s text:c="4"/>-g or --Green - <text:span text:style-name="T1">зелёная компонента линии</text:span></text:p>
      <text:p text:style-name="P2"><text:s text:c="3"/><text:span text:style-name="T1"><text:s/></text:span>-b or --Blue - <text:span text:style-name="T1">голубая компонента линии</text:span></text:p>
      <text:p text:style-name="P2"><text:s text:c="4"/>--Fill -<text:span text:style-name="T1"> флаг заливки</text:span></text:p>
      <text:p text:style-name="P3"><text:s text:c="4"/>--Red_Fill - <text:span text:style-name="T1">красная компонента заливки</text:span></text:p>
      <text:p text:style-name="P2"><text:s text:c="4"/>--Green_Fill - <text:span text:style-name="T1">зеленая компонента заливки</text:span></text:p>
      <text:p text:style-name="P2"><text:s text:c="4"/>--Blue_Fill - <text:span text:style-name="T1">гоулбая компонента заливки</text:span></text:p>
      <text:p text:style-name="P2"><text:s text:c="4"/>--Component - <text:span text:style-name="T1">название компоненты для функции фильтра</text:span></text:p>
      <text:p text:style-name="P2"><text:s text:c="4"/>--Component_Value - <text:span text:style-name="T1">значение компоненты для функции фильтра</text:span></text:p>
      <text:p text:style-name="P2"><text:s text:c="4"/>--Alpha - <text:span text:style-name="T1">угол поворота изображения</text:span></text:p>
      <text:p text:style-name="P2"><text:s text:c="4"/>-o or --Option - <text:span text:style-name="T1">выбор метода рисования окружности:</text:span></text:p>
      <text:p text:style-name="P2"><text:s text:c="4"/>1 -<text:span text:style-name="T1"> вписанная в квадрат</text:span></text:p>
      <text:p text:style-name="P2"><text:s text:c="4"/>2 - <text:span text:style-name="T1">по радиусу и центру</text:span></text:p>
      <text:p text:style-name="P2"><text:s text:c="4"/>--X_Center - <text:span text:style-name="T2">координата х центра окружности</text:span></text:p>
      <text:p text:style-name="P4"><text:s text:c="4"/>--Y_Center - <text:span text:style-name="T2">координата у центра окружности</text:span></text:p>
      <text:p text:style-name="P2"><text:s text:c="4"/>--Radius - <text:span text:style-name="T2">радиус окружности</text:span></text:p>
      <text:p text:style-name="P2"/>
      <text:p text:style-name="P2">Примеры запусков:</text:p>
      <text:p text:style-name="P2">./cw2</text:p>
      <text:p text:style-name="P2">You did not enter any arguments!</text:p>
      <text:p text:style-name="P2">-h or --Help - call a reference</text:p>
      <text:p text:style-name="P2">--InputFile - name of input file</text:p>
      <text:p text:style-name="P2">--OutputFile - name of output file</text:p>
      <text:p text:style-name="P2">-i or --Information - an information about file</text:p>
      <text:p text:style-name="P2">-s or --Square - draw a square</text:p>
      <text:p text:style-name="P2">-f or --Filter - sets the color component to the entered value</text:p>
      <text:p text:style-name="P2">-t or --Turn_Image - rotation of the image by the entered value</text:p>
      <text:p text:style-name="P2">-c or --Circle - draw a circle</text:p>
      <text:p text:style-name="P2">--X_UpLeft - x coordinate of the upper left corner</text:p>
      <text:p text:style-name="P2"><text:soft-page-break/>--Y_UpLeft - y coordinate of the upper left corner</text:p>
      <text:p text:style-name="P2">--X_DownRight - x coordinate of the bottom right corner</text:p>
      <text:p text:style-name="P2">--Y_DownRight - y coordinate of the bottom right corner</text:p>
      <text:p text:style-name="P2">--Length - side length of a square</text:p>
      <text:p text:style-name="P2">--Width - circle or square width</text:p>
      <text:p text:style-name="P2">-r or --Red - red line component</text:p>
      <text:p text:style-name="P2">-g or --Green - green line component</text:p>
      <text:p text:style-name="P2">-b or --Blue - blue line component</text:p>
      <text:p text:style-name="P2">--Fill - fill the figure</text:p>
      <text:p text:style-name="P2">--Red_Fill - red fill component</text:p>
      <text:p text:style-name="P2">--Green_Fill - green fill component</text:p>
      <text:p text:style-name="P2">--Blue_Fill - blue fill component</text:p>
      <text:p text:style-name="P2">--Component - component to be changed: Red, Green, Blue.</text:p>
      <text:p text:style-name="P2">--Component_Value - value to be changed</text:p>
      <text:p text:style-name="P2">--Alpha - angle to rotate the image</text:p>
      <text:p text:style-name="P2">-o or --Option - circle drawing method:</text:p>
      <text:p text:style-name="P2">1 - inscribed in a square;</text:p>
      <text:p text:style-name="P2">2 - using center and radius coordinates.</text:p>
      <text:p text:style-name="P2">--X_Center - x coordinate of circle</text:p>
      <text:p text:style-name="P2">--Y_Center - y coordinate of circle</text:p>
      <text:p text:style-name="P2">--Radius - radius of circle</text:p>
      <text:p text:style-name="P2">ek@ek-HP-Pavilion-15-Notebook-PC:~/CLionProjects/cw2$ ./cw2 -h</text:p>
      <text:p text:style-name="P2">-h or --Help - call a reference</text:p>
      <text:p text:style-name="P2">--InputFile - name of input file</text:p>
      <text:p text:style-name="P2">--OutputFile - name of output file</text:p>
      <text:p text:style-name="P2">-i or --Information - an information about file</text:p>
      <text:p text:style-name="P2">-s or --Square - draw a square</text:p>
      <text:p text:style-name="P2">-f or --Filter - sets the color component to the entered value</text:p>
      <text:p text:style-name="P2">-t or --Turn_Image - rotation of the image by the entered value</text:p>
      <text:p text:style-name="P2">-c or --Circle - draw a circle</text:p>
      <text:p text:style-name="P2">--X_UpLeft - x coordinate of the upper left corner</text:p>
      <text:p text:style-name="P2">--Y_UpLeft - y coordinate of the upper left corner</text:p>
      <text:p text:style-name="P2">--X_DownRight - x coordinate of the bottom right corner</text:p>
      <text:p text:style-name="P2">--Y_DownRight - y coordinate of the bottom right corner</text:p>
      <text:p text:style-name="P2">--Length - side length of a square</text:p>
      <text:p text:style-name="P2">--Width - circle or square width</text:p>
      <text:p text:style-name="P2">-r or --Red - red line component</text:p>
      <text:p text:style-name="P2">-g or --Green - green line component</text:p>
      <text:p text:style-name="P2">-b or --Blue - blue line component</text:p>
      <text:p text:style-name="P2">--Fill - fill the figure</text:p>
      <text:p text:style-name="P2">--Red_Fill - red fill component</text:p>
      <text:p text:style-name="P2">--Green_Fill - green fill component</text:p>
      <text:p text:style-name="P2">--Blue_Fill - blue fill component</text:p>
      <text:p text:style-name="P2">--Component - component to be changed: Red, Green, Blue.</text:p>
      <text:p text:style-name="P2">--Component_Value - value to be changed</text:p>
      <text:p text:style-name="P2">--Alpha - angle to rotate the image</text:p>
      <text:p text:style-name="P2">-o or --Option - circle drawing method:</text:p>
      <text:p text:style-name="P2">1 - inscribed in a square;</text:p>
      <text:p text:style-name="P2">2 - using center and radius coordinates.</text:p>
      <text:p text:style-name="P2">--X_Center - x coordinate of circle</text:p>
      <text:p text:style-name="P2">--Y_Center - y coordinate of circle</text:p>
      <text:p text:style-name="P2">--Radius - radius of circle</text:p>
      <text:p text:style-name="P2"><text:soft-page-break/>ek@ek-HP-Pavilion-15-Notebook-PC:~/CLionProjects/cw2$ ./cw2 --InputFile simpsonsvr.bmp -i</text:p>
      <text:p text:style-name="P2">signature:<text:tab/>4d42 (19778)</text:p>
      <text:p text:style-name="P2">filesize:<text:tab/>141a62 (1317474)</text:p>
      <text:p text:style-name="P2">reserved1:<text:tab/>0 (0)</text:p>
      <text:p text:style-name="P2">reserved2:<text:tab/>0 (0)</text:p>
      <text:p text:style-name="P2">pixelArrOffset:<text:tab/>36 (54)</text:p>
      <text:p text:style-name="P2">headerSize:<text:tab/>28 (40)</text:p>
      <text:p text:style-name="P2">width: <text:s text:c="4"/><text:tab/>30c (780)</text:p>
      <text:p text:style-name="P2">height: <text:s text:c="3"/><text:tab/>233 (563)</text:p>
      <text:p text:style-name="P2">planes: <text:s text:c="3"/><text:tab/>1 (1)</text:p>
      <text:p text:style-name="P2">bitsPerPixel:<text:tab/>18 (24)</text:p>
      <text:p text:style-name="P2">compression:<text:tab/>0 (0)</text:p>
      <text:p text:style-name="P2">imageSize:<text:tab/>0 (0)</text:p>
      <text:p text:style-name="P2">xPixelsPerMeter:<text:tab/>2e23 (11811)</text:p>
      <text:p text:style-name="P2">yPixelsPerMeter:<text:tab/>2e23 (11811)</text:p>
      <text:p text:style-name="P2">colorsInColorTable:<text:tab/>0 (0)</text:p>
      <text:p text:style-name="P2">importantColorCount:<text:tab/>0 (0)</text:p>
      <text:p text:style-name="P2">ek@ek-HP-Pavilion-15-Notebook-PC:~/CLionProjects/cw2$ ./cw2 -s --InputFile simpsonsvr.bmp --X_UpLeft 100 --Y_UpLeft 200 --Length 200 --Width 25 -r 255 --Green 0 -b 255 --OutputFile 12.bmp</text:p>
      <text:p text:style-name="P2">ek@ek-HP-Pavilion-15-Notebook-PC:~/CLionProjects/cw2$ ./cw2 -s --InputFile simpsonsvr.bmp --X_UpLeft 100 --Y_UpLeft 200 --Length 500 --Width 25 -r 255 --Green 0 -b 255 --Fill --Red_Fill 0 --Blue_Fill 15 --Green_Fill 255 --OutputFile 12.bmp</text:p>
      <text:p text:style-name="P2">ek@ek-HP-Pavilion-15-Notebook-PC:~/CLionProjects/cw2$ ./cw2 -s --InputFile simpsonsvr.bmp --X_UpLeft 100 --Y_UpLeft 200 --Length 2000 --Width 25 -r 255 --Green 0 -b 255 --OutputFile 12.bmp</text:p>
      <text:p text:style-name="P2">ek@ek-HP-Pavilion-15-Notebook-PC:~/CLionProjects/cw2$ ./cw2 -s --InputFile simpsonsvr.bmp --X_UpLeft 100 --Y_UpLeft 20083 --Length 200 --Width 25 -r 255 --Green 0 -b 255 --OutputFile 12.bmp</text:p>
      <text:p text:style-name="P2">ERROR!! Wrong coordinates or data. The start file will be written!</text:p>
      <text:p text:style-name="P2">ek@ek-HP-Pavilion-15-Notebook-PC:~/CLionProjects/cw2$ ./cw2 -s --InputFile simpsonsvr.bmp --X_UpLeft 100 --Y_UpLeft 200 --Length 500 --Width 25 -r 255 --Green 0 -b 255 --Fill --Red_Fill 0 --Blue_Fill 15 --Green_Fill 256 --OutputFile 12.bmp</text:p>
      <text:p text:style-name="P2">ERROR!! Wrong component. The start file will be written!</text:p>
      <text:p text:style-name="P2">ek@ek-HP-Pavilion-15-Notebook-PC:~/CLionProjects/cw2$ ./cw2 -f --InputFile simpsonsvr.bmp --Component Green --Component_Value 255 --OutputFile 12.bmp</text:p>
      <text:p text:style-name="P2">ek@ek-HP-Pavilion-15-Notebook-PC:~/CLionProjects/cw2$ ./cw2 -f --InputFile simpsonsvr.bmp --Component Green --Component_Value 24523 --OutputFile 12.bmp</text:p>
      <text:p text:style-name="P2">ERROR!! Wrong components. The start file will be written!</text:p>
      <text:p text:style-name="P2">ek@ek-HP-Pavilion-15-Notebook-PC:~/CLionProjects/cw2$ ./cw2 -f --InputFile simpsonsvr.bmp --Component Greenyyyy --Component_Value 255 --OutputFile 12.bmp</text:p>
      <text:p text:style-name="P2">ERROR!! Wrong Color. The start file will be written!</text:p>
      <text:p text:style-name="P2">ek@ek-HP-Pavilion-15-Notebook-PC:~/CLionProjects/cw2$ ./cw2 -t --InputFile witcher3.bmp --X_UpLeft 100 --Y_UpLeft 300 --X_DownRight 200 --Y_DownRight 500 --Alpha 90 --OutputFile 12.bmp</text:p>
      <text:p text:style-name="P2">ERROR!! Wrong coordinates or data. The start file will be written!</text:p>
      <text:p text:style-name="P2">ek@ek-HP-Pavilion-15-Notebook-PC:~/CLionProjects/cw2$ ./cw2 -t --InputFile witcher3.bmp --X_UpLeft 100 --Y_UpLeft 200 --X_DownRight 200 --Y_DownRight 400 --Alpha 90 --OutputFile 12.bmp</text:p>
      <text:p text:style-name="P2">ek@ek-HP-Pavilion-15-Notebook-PC:~/CLionProjects/cw2$ ./cw2 -t --InputFile witcher3.bmp --X_UpLeft 100 --Y_UpLeft 200 --X_DownRight 200 --Y_DownRight 500 --Alpha 90 --OutputFile 12.bmp</text:p>
      <text:p text:style-name="P2"><text:soft-page-break/>ERROR!! Wrong coordinates or data. The start file will be written!</text:p>
      <text:p text:style-name="P2">ek@ek-HP-Pavilion-15-Notebook-PC:~/CLionProjects/cw2$ ./cw2 -t --InputFile witcher3.bmp --X_UpLeft 100 --Y_UpLeft 200 --X_DownRight 200 --Y_DownRight 500 --Alpha 180 --OutputFile 12.bmp</text:p>
      <text:p text:style-name="P2">ERROR!! Wrong coordinates or data. The start file will be written!</text:p>
      <text:p text:style-name="P2">ek@ek-HP-Pavilion-15-Notebook-PC:~/CLionProjects/cw2$ ./cw2 -t --InputFile witcher3.bmp --X_UpLeft 100 --Y_UpLeft 200 --X_DownRight 200 --Y_DownRight 400 --Alpha 180 --OutputFile 12.bmp</text:p>
      <text:p text:style-name="P2">ek@ek-HP-Pavilion-15-Notebook-PC:~/CLionProjects/cw2$ ./cw2 -t --InputFile witcher3.bmp --X_UpLeft 0 --Y_UpLeft 0 --X_DownRight 719 --Y_DownRight 404 --Alpha 180 --OutputFile 12.bmp</text:p>
      <text:p text:style-name="P2">ek@ek-HP-Pavilion-15-Notebook-PC:~/CLionProjects/cw2$ ./cw2 -t --InputFile witcher3.bmp --X_UpLeft 0 --Y_UpLeft 0 --X_DownRight 719 --Y_DownRight 404 --Alpha 270 --OutputFile 12.bmp</text:p>
      <text:p text:style-name="P2">ek@ek-HP-Pavilion-15-Notebook-PC:~/CLionProjects/cw2$ ./cw2 -c --InputFile iran.bmp -o --X_UpLeft 100 --Y_UpLeft 200 --X_DownRight 300 --Y_DownRight 400 --Width 35 --Red 255 -g 0 --Blue 0 --OutputFile 12.bmp</text:p>
      <text:p text:style-name="P2">ERROR! You did not select an option! The start file will be written!</text:p>
      <text:p text:style-name="P2">ek@ek-HP-Pavilion-15-Notebook-PC:~/CLionProjects/cw2$ ./cw2 -c --InputFile iran.bmp -o 1 --X_UpLeft 100 --Y_UpLeft 200 --X_DownRight 300 --Y_DownRight 400 --Width 35 --Red 255 -g 0 --Blue 0 --OutputFile 12.bmp</text:p>
      <text:p text:style-name="P2">ek@ek-HP-Pavilion-15-Notebook-PC:~/CLionProjects/cw2$ ./cw2 -c --InputFile iran.bmp -o 1 --X_UpLeft 100 --Y_UpLeft 200 --X_DownRight 300 --Y_DownRight 400 --Width 35 --Red 255 -g 0 --Blue 0 --Fill --Red_Fill 0 --Green_Fill 0 --Blue_Fill 255 --OutputFile 12.bmp</text:p>
      <text:p text:style-name="P2">ek@ek-HP-Pavilion-15-Notebook-PC:~/CLionProjects/cw2$ ./cw2 -c --InputFile iran.bmp -o --X_UpLeft 100 --Y_UpLeft 200 --X_DownRight 300 --Y_DownRight 400 --Width 35 --Red 255 -g 0 --Blue 0 --OutputFile 12.bmp</text:p>
      <text:p text:style-name="P2">ERROR! You did not select an option! The start file will be written!</text:p>
      <text:p text:style-name="P2">ek@ek-HP-Pavilion-15-Notebook-PC:~/CLionProjects/cw2$ ./cw2 -c -o 2 --InputFile iran.bmp --X_Center 100 --Y_Center 100 <text:s/>--Width 20 -r 255 -g 255 -b 0 --Red_Fill 200 --Blue_Fill 12 --Green_Fill 76 --Radius 700 --OutputFile 12.bmp</text:p>
      <text:p text:style-name="P2">ERROR!! Wrong coordinates or data. The start file will be written!</text:p>
      <text:p text:style-name="P2">ek@ek-HP-Pavilion-15-Notebook-PC:~/CLionProjects/cw2$ ./cw2 -c -o 2 --InputFile iran.bmp --X_Center 100 --Y_Center 100 <text:s/>--Width 20 -r 255 -g 255 -b 0 --Red_Fill 200 --Blue_Fill 12 --Green_Fill 76 --Radius 100 --OutputFile 12.bmp</text:p>
      <text:p text:style-name="P2">ek@ek-HP-Pavilion-15-Notebook-PC:~/CLionProjects/cw2$ ./cw2 -c -o 2 --InputFile iran.bmp --X_Center 100 --Y_Center 100 <text:s/>--Width 20 -r 255 -g 255 -b 255 --Radius 200 --OutputFile 12.bmp</text:p>
      <text:p text:style-name="P2">ek@ek-HP-Pavilion-15-Notebook-PC:~/CLionProjects/cw2$ make</text:p>
      <text:p text:style-name="P2">gcc -c main.c</text:p>
      <text:p text:style-name="P2">gcc component.o main.o CircleFromSquare.o CircleFromCenter.o Square.o TurnImage.o WriteImage.o Swap.o ReadImage.o FreeMemory.o help.o information.o -o cw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1:57:46.173156543</meta:creation-date>
    <dc:date>2020-05-26T22:24:01.747990978</dc:date>
    <meta:editing-duration>PT1M40S</meta:editing-duration>
    <meta:editing-cycles>1</meta:editing-cycles>
    <meta:document-statistic meta:table-count="0" meta:image-count="0" meta:object-count="0" meta:page-count="4" meta:paragraph-count="151" meta:word-count="1585" meta:character-count="9825" meta:non-whitespace-character-count="8515"/>
    <meta:generator>LibreOffice/6.0.7.3$Linux_X86_64 LibreOffice_project/00m0$Build-3</meta:generator>
  </office:meta>
</office:document-meta>
</file>